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4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0404e9"/>
    </style:style>
    <style:style style:name="P6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officeooo:paragraph-rsid="00078c95"/>
    </style:style>
    <style:style style:name="P7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8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9" style:family="paragraph" style:parent-style-name="Table_20_Contents">
      <style:paragraph-properties style:snap-to-layout-grid="false"/>
      <style:text-properties officeooo:rsid="0008a92d" officeooo:paragraph-rsid="0008a92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c483" style:font-style-asian="italic" style:font-style-complex="italic"/>
    </style:style>
    <style:style style:name="T5" style:family="text">
      <style:text-properties officeooo:rsid="000404e9"/>
    </style:style>
    <style:style style:name="T6" style:family="text">
      <style:text-properties officeooo:rsid="00041be5"/>
    </style:style>
    <style:style style:name="T7" style:family="text">
      <style:text-properties officeooo:rsid="00051cc1"/>
    </style:style>
    <style:style style:name="T8" style:family="text">
      <style:text-properties officeooo:rsid="00078c95"/>
    </style:style>
    <style:style style:name="T9" style:family="text">
      <style:text-properties officeooo:rsid="00098457"/>
    </style:style>
    <style:style style:name="T10" style:family="text">
      <style:text-properties officeooo:rsid="000a8171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8" text:outline-level="2"><text:file-name text:display="name">UC03.02.03 - Processar Rematrícula Automátic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1-02-02">
            <text:p text:style-name="P1">02/02/11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  <table:table-row table:style-name="Tabela1.1">
          <table:table-cell table:style-name="Tabela1.A3" office:value-type="date" office:date-value="2011-04-10">
            <text:p text:style-name="P9">10/04/11</text:p>
          </table:table-cell>
          <table:table-cell table:style-name="Tabela1.A2" office:value-type="string">
            <text:p text:style-name="P9">Marcio Belo</text:p>
          </table:table-cell>
          <table:table-cell table:style-name="Tabela1.C2" office:value-type="string">
            <text:p text:style-name="P9">Revisão de funcionalidade.</text:p>
          </table:table-cell>
        </table:table-row>
      </table:table>
      <text:h text:style-name="P7" text:outline-level="3">Pré-condições</text:h>
      <text:list xml:id="list1976952116" text:style-name="WW8Num5">
        <text:list-item>
          <text:p text:style-name="P4">Usuário autenticado com permissão de uso;</text:p>
        </text:list-item>
        <text:list-item>
          <text:p text:style-name="P4">Usuário clicou na opção Processar Rematrícula Automática no caso de uso base;</text:p>
        </text:list-item>
      </text:list>
      <text:h text:style-name="P7" text:outline-level="3">Atores</text:h>
      <text:p text:style-name="Text_20_body">Secretária Acadêmica (primário)</text:p>
      <text:p text:style-name="Text_20_body">Coordenador</text:p>
      <text:h text:style-name="P7" text:outline-level="3">Fluxo Principal</text:h>
      <text:list xml:id="list2054775999" text:continue-list="list1976952116" text:style-name="WW8Num5">
        <text:list-item text:start-value="1">
          <text:p text:style-name="P5">Sistema exibe em destaque a seguinte informação: “ATENÇÃO: <text:span text:style-name="T5">essa operação atinge todas as matrículas desatualizadas. </text:span><text:bookmark-start text:name="__DdeLink__1749_684998045"/><text:span text:style-name="T5">T</text:span>odos os alunos que tiveram uma ou mais disciplinas deferidas durante o processo de solicitação de inscrição em disciplinas <text:span text:style-name="T6">do </text:span><text:span text:style-name="T9">último </text:span><text:span text:style-name="T6">período letivo</text:span> serão automaticamente postos como CURSANDO (e os que já estiverem <text:span text:style-name="T5">como CURSANDO</text:span> terão a renovação da situação).<text:bookmark-end text:name="__DdeLink__1749_684998045"/> <text:bookmark-start text:name="__DdeLink__1755_684998045"/><text:bookmark-start text:name="__DdeLink__1758_684998045"/><text:span text:style-name="T10">Para as demais matrículas, s</text:span><text:bookmark-start text:name="__DdeLink__979_1203392111"/><text:span text:style-name="T5">e passou o prazo para trancamento,</text:span><text:bookmark-end text:name="__DdeLink__979_1203392111"/><text:span text:style-name="T5"> </text:span><text:span text:style-name="T10">terão a situação colocada como </text:span><text:span text:style-name="T7">EVADIDO</text:span><text:bookmark-end text:name="__DdeLink__1755_684998045"/><text:bookmark-end text:name="__DdeLink__1758_684998045"/><text:span text:style-name="T7">”.</text:span> <text:bookmark-start text:name="__DdeLink__1760_684998045"/>No campo observação do histórico de mudança de situação constará <text:span text:style-name="T3">Rematrícula </text:span><text:span text:style-name="T4">atualizada </text:span><text:span text:style-name="T3">automaticamente.</text:span><text:bookmark-end text:name="__DdeLink__1760_684998045"/>”</text:p>
        </text:list-item>
        <text:list-item>
          <text:p text:style-name="P4">Sistema solicita confirmação;</text:p>
        </text:list-item>
        <text:list-item>
          <text:p text:style-name="P4">Usuário confirma operação;</text:p>
        </text:list-item>
        <text:list-item>
          <text:p text:style-name="P4">Sistema volta ao passo 3 do caso de uso base;</text:p>
        </text:list-item>
      </text:list>
      <text:h text:style-name="P7" text:outline-level="3">Fluxo Alternativo 1</text:h>
      <text:list xml:id="list1920504571" text:continue-list="list2054775999" text:style-name="WW8Num5">
        <text:list-item text:start-value="1">
          <text:p text:style-name="P4">Usuário pode encerrar caso de uso a qualquer momento;</text:p>
        </text:list-item>
      </text:list>
      <text:p text:style-name="P3"/>
      <text:h text:style-name="P7" text:outline-level="3">Pós-condições</text:h>
      <text:list xml:id="list691792141" text:continue-list="list1920504571" text:style-name="WW8Num5">
        <text:list-item text:start-value="1">
          <text:p text:style-name="P6">Sistema alterou a situação dos alunos que tiveram ao menos uma inscrição deferida no período letivo vigente para a situação CURSANDO. <text:span text:style-name="T5">Se passou o prazo para trancamento do curso </text:span><text:span text:style-name="T7">do período letivo vigente</text:span><text:span text:style-name="T5">, </text:span><text:span text:style-name="T8">os </text:span>demais <text:span text:style-name="T8">terão a situação alterada para</text:span> EVADIDO.</text:p>
        </text:list-item>
        <text:list-item>
          <text:p text:style-name="P4">Sistema registrou no log de auditoria para o usuário logado a seguinte mensagem: “<text:bookmark-start text:name="__DdeLink__3924_684998045"/>Processada a rematrícula automatica do curso <text:span text:style-name="T1">TASI</text:span><text:bookmark-end text:name="__DdeLink__3924_684998045"/><text:span text:style-name="T1"> (Análise de Sistemas Informatizados)</text:span><text:span text:style-name="T2">”;</text:span></text:p>
        </text:list-item>
      </text:list>
      <text:h text:style-name="P7" text:outline-level="3">Regras de Negócio</text:h>
      <text:p text:style-name="P3">Não aplicá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4-10T16:24:53</dc:date>
    <meta:editing-cycles>27</meta:editing-cycles>
    <meta:editing-duration>PT14H07M17S</meta:editing-duration>
    <meta:generator>OpenOffice.org/3.2$Linux OpenOffice.org_project/320m19$Build-9505</meta:generator>
    <meta:document-statistic meta:table-count="1" meta:image-count="0" meta:object-count="0" meta:page-count="1" meta:paragraph-count="29" meta:word-count="246" meta:character-count="1629"/>
    <meta:user-defined meta:name="_DocHome" meta:value-type="float">1971586133</meta:user-defined>
  </office:meta>
</office:document-meta>
</file>